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T63" style:family="text">
      <style:text-properties officeooo:rsid="003c9ce6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span text:style-name="T63"><text:text-input text:description="&lt;if test=&quot;not line.product_id.other_sale_description&quot;&gt;">if</text:text-input></text:span><text:span text:style-name="T63"><text:placeholder text:placeholder-type="text">&lt;line.name[0:108]&gt;</text:placeholder></text:span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2:13.532238819</dc:date>
    <meta:editing-duration>P2DT2H14M9S</meta:editing-duration>
    <meta:editing-cycles>340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35" meta:character-count="1811" meta:non-whitespace-character-count="1723"/>
  </office:meta>
</office:document-meta>
</file>